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ConflictException.StrictConflic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ConflictException.StrictConflict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ConflictException.StrictConflictException( IvyNode node1 , IvyNode nod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ctConflictException.StrictConflictException( String msg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ConflictException.StrictConflictException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